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style:text-properties style:font-name="Arial" officeooo:rsid="00211610" officeooo:paragraph-rsid="00211610"/>
    </style:style>
    <style:style style:name="P11" style:family="paragraph" style:parent-style-name="Standard">
      <style:paragraph-properties fo:text-align="start" style:justify-single-word="false"/>
      <style:text-properties style:font-name="Arial" officeooo:rsid="0022076f" officeooo:paragraph-rsid="0022076f"/>
    </style:style>
    <style:style style:name="P12" style:family="paragraph" style:parent-style-name="Standard">
      <style:paragraph-properties fo:text-align="start" style:justify-single-word="false"/>
      <style:text-properties style:font-name="Arial" officeooo:rsid="0026895b" officeooo:paragraph-rsid="0026895b"/>
    </style:style>
    <style:style style:name="P13" style:family="paragraph" style:parent-style-name="Standard">
      <style:paragraph-properties fo:text-align="start" style:justify-single-word="false"/>
      <style:text-properties style:font-name="Arial" officeooo:rsid="001afef0" officeooo:paragraph-rsid="001afef0"/>
    </style:style>
    <style:style style:name="P14"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5"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7"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P18" style:family="paragraph" style:parent-style-name="Standard">
      <style:paragraph-properties fo:text-align="start" style:justify-single-word="false"/>
      <style:text-properties style:font-name="Arial" officeooo:rsid="001afef0" officeooo:paragraph-rsid="00381f6f"/>
    </style:style>
    <style:style style:name="P19" style:family="paragraph" style:parent-style-name="Standard">
      <style:paragraph-properties fo:text-align="start" style:justify-single-word="false"/>
      <style:text-properties style:font-name="Arial" officeooo:rsid="0023f88d" officeooo:paragraph-rsid="00390dfb"/>
    </style:style>
    <style:style style:name="P20" style:family="paragraph" style:parent-style-name="Standard">
      <style:paragraph-properties fo:text-align="start" style:justify-single-word="false"/>
      <style:text-properties style:font-name="Arial" officeooo:rsid="00211610" officeooo:paragraph-rsid="00211610"/>
    </style:style>
    <style:style style:name="P21" style:family="paragraph" style:parent-style-name="Standard">
      <style:paragraph-properties fo:text-align="start" style:justify-single-word="false"/>
      <style:text-properties style:font-name="Arial" officeooo:rsid="00211610" officeooo:paragraph-rsid="00390dfb"/>
    </style:style>
    <style:style style:name="P22" style:family="paragraph" style:parent-style-name="Standard">
      <style:paragraph-properties fo:text-align="start" style:justify-single-word="false"/>
      <style:text-properties style:font-name="Arial" officeooo:rsid="00211610" officeooo:paragraph-rsid="003bb64d"/>
    </style:style>
    <style:style style:name="P23" style:family="paragraph" style:parent-style-name="Standard">
      <style:paragraph-properties fo:text-align="start" style:justify-single-word="false"/>
      <style:text-properties style:font-name="Arial" officeooo:rsid="0026895b" officeooo:paragraph-rsid="0026895b"/>
    </style:style>
    <style:style style:name="P24" style:family="paragraph" style:parent-style-name="Standard">
      <style:paragraph-properties fo:text-align="start" style:justify-single-word="false"/>
      <style:text-properties style:font-name="Arial" officeooo:rsid="0026895b" officeooo:paragraph-rsid="003bb64d"/>
    </style:style>
    <style:style style:name="P2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390dfb" officeooo:paragraph-rsid="00390dfb" style:font-weight-asian="bold" style:font-weight-complex="bold"/>
    </style:style>
    <style:style style:name="P26" style:family="paragraph" style:parent-style-name="Standard">
      <style:paragraph-properties fo:text-align="start" style:justify-single-word="false"/>
      <style:text-properties style:font-name="Arial" style:text-underline-style="none" fo:font-weight="normal" officeooo:rsid="00211610" officeooo:paragraph-rsid="003bb64d" style:font-weight-asian="normal" style:font-weight-complex="normal"/>
    </style:style>
    <style:style style:name="P27" style:family="paragraph" style:parent-style-name="Standard">
      <style:paragraph-properties fo:text-align="start" style:justify-single-word="false"/>
      <style:text-properties style:font-name="Arial" style:text-underline-style="none" fo:font-weight="normal" officeooo:rsid="0026895b" officeooo:paragraph-rsid="003bb64d" style:font-weight-asian="normal" style:font-weight-complex="normal"/>
    </style:style>
    <style:style style:name="P28" style:family="paragraph" style:parent-style-name="Standard">
      <style:paragraph-properties fo:text-align="start" style:justify-single-word="false"/>
      <style:text-properties style:font-name="Arial" officeooo:rsid="003bb64d" officeooo:paragraph-rsid="003bb64d"/>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style:style style:name="T8" style:family="text">
      <style:text-properties officeooo:rsid="00293072"/>
    </style:style>
    <style:style style:name="T9" style:family="text">
      <style:text-properties officeooo:rsid="002fa71a"/>
    </style:style>
    <style:style style:name="T10" style:family="text">
      <style:text-properties officeooo:rsid="003588e9"/>
    </style:style>
    <style:style style:name="T11" style:family="text">
      <style:text-properties officeooo:rsid="003627d1"/>
    </style:style>
    <style:style style:name="T12" style:family="text">
      <style:text-properties officeooo:rsid="003bb64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5">Partie 1 : Description de la librairie</text:p>
      <text:p text:style-name="P6"/>
      <text:p text:style-name="P14">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text:span text:style-name="T9">Ce sont juste des points par le texte final obv.</text:span></text:p>
      <text:p text:style-name="P6"/>
      <text:p text:style-name="P18">Afin de construire la librairie a partir de nos anciens codes, nous avons decide d'utiliser des classes pour chacun des fonctionnalite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deux de nos autres classe. Par soucis de consistance, nous l'avons renommee Adc, qui est le nom en anglais. Notre classe PhotoCell permet lae changement de couleur de la Led selon l'intensite recu par la photoresistance. //manque piezo et timer. Les portions de code choisies couvrent l'ensemble des actions que le robot doit effectuer dans le cadre de l'evaluation du cours. En effet, nous avons inclus tous les input et les output du robot. Les deux input sont le bouton et la photoresistance. Les trois output sont la led, les moteurs et le piezo. Aussi, nous avons inclus les classes timer et Adc, qui sont des classes secondaires utilisees par nos autres classes primaires.</text:span></text:p>
      <text:p text:style-name="P18"><text:span text:style-name="T5">L'utilisation de classes facilite l'acces et la modification de nos differents attributs et permet......</text:span></text:p>
      <text:p text:style-name="P13"/>
      <text:p text:style-name="P12">Resume des classes</text:p>
      <text:p text:style-name="P12"/>
      <text:p text:style-name="P22">Classe Adc:</text:p>
      <text:p text:style-name="P22"><text:tab/><text:span text:style-name="T7">-constructeur par defaut</text:span></text:p>
      <text:p text:style-name="P22"><text:tab/><text:span text:style-name="T7">-destructeur</text:span></text:p>
      <text:p text:style-name="P26"><text:tab/><text:span text:style-name="T7">-fonction lecture</text:span></text:p>
      <text:p text:style-name="P26"/>
      <text:p text:style-name="P24">Classe Timer:</text:p>
      <text:p text:style-name="P24"><text:tab/>-constructeur par defaut</text:p>
      <text:p text:style-name="P24"><text:tab/>-destructeur</text:p>
      <text:p text:style-name="P24"><text:tab/>-fonction stop, arrete l'incrementation du timer</text:p>
      <text:p text:style-name="P24"><text:tab/>-fonction start, part le timer</text:p>
      <text:p text:style-name="P24"><text:tab/>-fonction clear, clear la valeur du timer</text:p>
      <text:p text:style-name="P24"><text:tab/>-fonction setTop, fixe la valeur du timer a la valeur maximale</text:p>
      <text:p text:style-name="P24"><text:tab/>-fonction getTop, permet d'obtenir la valeur maximale</text:p>
      <text:p text:style-name="P24"><text:tab/>-fonction schedule, scedule quand le timer va expirer</text:p>
      <text:p text:style-name="P27"><text:tab/>-fonction isExpired, retourne vrai lorsque le timer est expire</text:p>
      <text:p text:style-name="P27"/>
      <text:p text:style-name="P25">Input</text:p>
      <text:p text:style-name="P10">Classe But<text:span text:style-name="T12">t</text:span>on:</text:p>
      <text:p text:style-name="P10"><text:tab/><text:span text:style-name="T6">-constructeur par parametres</text:span></text:p>
      <text:p text:style-name="P10"><text:tab/><text:span text:style-name="T6">-fonction isPressed, retourne un uint8_t</text:span></text:p>
      <text:p text:style-name="P10"/>
      <text:p text:style-name="P21">Classe PhotoCell:</text:p>
      <text:p text:style-name="P21"><text:tab/><text:span text:style-name="T7">-constructeur par defaut: ce constructeur initialise la valeur de valeurIntensite_ a 0.</text:span></text:p>
      <text:p text:style-name="P21"><text:tab/><text:span text:style-name="T7">-fonction AllumeDelAmbre, change la Led en Ambree: cette fonction fait clignoter </text:span><text:soft-page-break/><text:span text:style-name="T7"><text:tab/>rapidement la led entre le rouge et le vert, afin d'obtenir la couleur ambree.</text:span></text:p>
      <text:p text:style-name="P19"><text:tab/>-fonction <text:span text:style-name="T10">s</text:span>etCouleurLed, change la couleur de la Led, selon l'intensite mesuree: <text:tab/><text:span text:style-name="T11">cette fonction mesure l'intensite recu par la photoresistance, puis modifie la couleur <text:tab/>de la led en fonction de la valeur de valeurIntensite_. Pour une luminosite faible, la <text:tab/>led devient verte. Pour une luminosite ambiante, la led devient ambre en utilisant la <text:tab/>fonction allumeDelAmbree, puis pour une luminosite eleve, la led devient rouge.</text:span></text:p>
      <text:p text:style-name="P19"/>
      <text:p text:style-name="P25">Output</text:p>
      <text:p text:style-name="P10">Classe Led:</text:p>
      <text:p text:style-name="P10"><text:tab/><text:span text:style-name="T6">-constructeur par parametres</text:span></text:p>
      <text:p text:style-name="P11"><text:tab/>-destructeur</text:p>
      <text:p text:style-name="P11"><text:tab/>-fonction amberColor, change la Led en Ambree</text:p>
      <text:p text:style-name="P11"><text:tab/>-fonction setColor, modifie <text:span text:style-name="T8">l</text:span>a Led a une couleur voulue</text:p>
      <text:p text:style-name="P11"><text:tab/>-fonction toggle<text:span text:style-name="T7">Color, change la Led au vert si elle etait rouge, et vice-versa</text:span></text:p>
      <text:p text:style-name="P10"/>
      <text:p text:style-name="P10">Classe Piezo:</text:p>
      <text:p text:style-name="P10"/>
      <text:p text:style-name="P28">Classe Motor:</text:p>
      <text:p text:style-name="P28"><text:tab/>-constructeur par defaut</text:p>
      <text:p text:style-name="P28"><text:tab/>-constructeur par parametre</text:p>
      <text:p text:style-name="P28"><text:tab/>-destructeur</text:p>
      <text:p text:style-name="P28"><text:tab/>-fonction setDirection</text:p>
      <text:p text:style-name="P28"><text:tab/>-fonction setSpeed</text:p>
      <text:p text:style-name="P28"><text:tab/>-fonction driveMotors</text:p>
      <text:p text:style-name="P10"/>
      <text:p text:style-name="P12"/>
      <text:p text:style-name="P6"/>
      <text:p text:style-name="P6"/>
      <text:p text:style-name="P6"/>
      <text:p text:style-name="P6"/>
      <text:p text:style-name="P5">Partie 2 : Décrire les modifications apportées au Makefile de départ</text:p>
      <text:p text:style-name="P6"/>
      <text:p text:style-name="P14">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2536833016" text:style-name="L1">
        <text:list-item>
          <text:list>
            <text:list-item>
              <text:p text:style-name="P16">La <text:span text:style-name="T2">qualités et le choix de vos portions de code choisies ( 5 points sur 20 )</text:span></text:p>
            </text:list-item>
            <text:list-item>
              <text:p text:style-name="P17">La qualités de vos modifications aux Makefiles ( 5 points sur 20 )</text:p>
            </text:list-item>
            <text:list-item>
              <text:p text:style-name="P17">Le rapport ( <text:span text:style-name="T3">7</text:span> points sur 20 )</text:p>
              <text:list>
                <text:list-item>
                  <text:p text:style-name="P17">Explications cohérentes par rapport au code retenu pour former la librairie (2 points)</text:p>
                </text:list-item>
                <text:list-item>
                  <text:p text:style-name="P17">Explications cohérentes par rapport aux Makefiles modifiés (2 points)</text:p>
                </text:list-item>
                <text:list-item>
                  <text:p text:style-name="P17">Explications claires avec un bon niveau de détails (2 points)</text:p>
                </text:list-item>
                <text:list-item>
                  <text:p text:style-name="P17">Bon français (1 point)</text:p>
                </text:list-item>
              </text:list>
            </text:list-item>
            <text:list-item>
              <text:p text:style-name="P17">Bonne soumission de l'ensemble du code (compilation sans erreurs, …) et du rapport selon le format demandé ( 3 points sur 20 <text:s/>)</text:p>
            </text:list-item>
          </text:list>
        </text:list-item>
      </text:list>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4</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1H8M35S</meta:editing-duration>
    <meta:editing-cycles>18</meta:editing-cycles>
    <meta:generator>LibreOffice/5.3.7.2.0$Linux_X86_64 LibreOffice_project/30$Build-2</meta:generator>
    <dc:date>2018-03-08T10:26:38.492687955</dc:date>
    <meta:document-statistic meta:table-count="0" meta:image-count="0" meta:object-count="0" meta:page-count="4" meta:paragraph-count="71" meta:word-count="758" meta:character-count="4803" meta:non-whitespace-character-count="4087"/>
    <meta:user-defined meta:name="Info 1"/>
    <meta:user-defined meta:name="Info 2"/>
    <meta:user-defined meta:name="Info 3"/>
    <meta:user-defined meta:name="Info 4"/>
  </office:meta>
</office:document-meta>
</file>